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Nimbus Mono L', 'DejaVu Sans Mono'" style:font-family-generic="modern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3.04mm"/>
    </style:style>
    <style:style style:name="co2" style:family="table-column">
      <style:table-column-properties fo:break-before="auto" style:column-width="12.9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Ubuntu" fo:font-size="9pt" style:font-size-asian="9pt" style:font-size-complex="9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Ubuntu" fo:font-size="9pt" style:font-size-asian="9pt" style:font-size-complex="9pt"/>
    </style:style>
    <style:style style:name="ce4" style:family="table-cell" style:parent-style-name="Default">
      <style:table-cell-properties fo:background-color="#6699cc" style:text-align-source="fix" style:repeat-content="false"/>
      <style:paragraph-properties fo:text-align="center" fo:margin-left="0mm"/>
      <style:text-properties style:font-name="Ubuntu" fo:font-size="9pt" fo:font-weight="bold" style:font-size-asian="9pt" style:font-weight-asian="bold" style:font-size-complex="9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number-columns-repeated="10" table:default-cell-style-name="ce3"/>
        <table:table-column table:style-name="co3" table:number-columns-repeated="1013" table:default-cell-style-name="ce2"/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1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'n_tokens_title',</text:p>
          </table:table-cell>
          <table:table-cell table:number-columns-repeated="5"/>
          <table:table-cell office:value-type="string" calcext:value-type="string">
            <text:p>h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<text:s/>'num_keywords',</text:p>
          </table:table-cell>
          <table:table-cell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s/>'kw_avg_max',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h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<text:s/>'weekday_is_monday'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/>'weekday_is_tuesday'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/>'weekday_is_wednesday'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/>'weekday_is_thursday'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/>'weekday_is_friday'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/>'is_weekend'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/>'LDA_00'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/>'LDA_01'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/>'LDA_02'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/>'LDA_03'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/>'LDA_04'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/>'global_subjectivity',</text:p>
          </table:table-cell>
          <table:table-cell table:number-columns-repeated="9"/>
          <table:table-cell office:value-type="string" calcext:value-type="string">
            <text:p>ls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<text:s/>'global_rate_positive_words',</text:p>
          </table:table-cell>
          <table:table-cell table:number-columns-repeated="9"/>
          <table:table-cell office:value-type="string" calcext:value-type="string">
            <text:p>ls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<text:s/>'rate_positive_words',</text:p>
          </table:table-cell>
          <table:table-cell table:number-columns-repeated="9"/>
          <table:table-cell office:value-type="string" calcext:value-type="string">
            <text:p>ls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<text:s/>'max_positive_polarity',</text:p>
          </table:table-cell>
          <table:table-cell table:number-columns-repeated="9"/>
          <table:table-cell office:value-type="string" calcext:value-type="string">
            <text:p>ls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<text:s/>'min_negative_polarity',</text:p>
          </table:table-cell>
          <table:table-cell table:number-columns-repeated="9"/>
          <table:table-cell office:value-type="string" calcext:value-type="string">
            <text:p>rs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<text:s/>'max_negative_polarity',</text:p>
          </table:table-cell>
          <table:table-cell table:number-columns-repeated="9"/>
          <table:table-cell office:value-type="string" calcext:value-type="string">
            <text:p>rs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<text:s/>'title_sentiment_polarity'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/>'abs_title_subjectivity'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/>'data_channel_n',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<text:s/>'ln_n_tokens_content',</text:p>
          </table:table-cell>
          <table:table-cell table:number-columns-repeated="9"/>
          <table:table-cell office:value-type="string" calcext:value-type="string">
            <text:p>ls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<text:s/>'ln_num_hrefs',</text:p>
          </table:table-cell>
          <table:table-cell table:number-columns-repeated="9"/>
          <table:table-cell office:value-type="string" calcext:value-type="string">
            <text:p>ls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<text:s/>'ln_num_imgs',</text:p>
          </table:table-cell>
          <table:table-cell/>
          <table:table-cell table:number-columns-repeated="2" office:value-type="string" calcext:value-type="string">
            <text:p>rs</text:p>
          </table:table-cell>
          <table:table-cell/>
          <table:table-cell office:value-type="string" calcext:value-type="string">
            <text:p>rs</text:p>
          </table:table-cell>
          <table:table-cell table:number-columns-repeated="4"/>
          <table:table-cell office:value-type="string" calcext:value-type="string">
            <text:p>ls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<text:s/>'ln_num_videos'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/>'ln_kw_min_min',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<text:s/>'ln_kw_avg_min'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/>'ln_kw_min_max'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/>'ln_kw_avg_avg'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/>'ln_self_reference_avg_sharess'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/>'ln_global_rate_negative_words'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/>'ln_min_positive_polarity'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/>'ln_abs_title_sentiment_polarity'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/>'ln_LDA_00'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/>'ln_LDA_01'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/>'ln_LDA_02'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/>'ln_LDA_03'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/>'ln_LDA_04'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/>'kmeans_labels'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/>'t1'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/>'t2'</text:p>
          </table:table-cell>
          <table:table-cell table:number-columns-repeated="1023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Nimbus Mono L', 'DejaVu Sans Mono'" style:font-family-generic="modern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8T23:42:59.459921927</meta:creation-date>
    <dc:date>2017-11-29T14:58:18.326779677</dc:date>
    <meta:editing-duration>PT15H1M58S</meta:editing-duration>
    <meta:editing-cycles>1</meta:editing-cycles>
    <meta:document-statistic meta:table-count="1" meta:cell-count="92" meta:object-count="0"/>
    <meta:generator>LibreOffice/5.1.6.2$Linux_X86_64 LibreOffice_project/10m0$Build-2</meta:generator>
  </office:meta>
</office:document-meta>
</file>